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1pt" style:font-size-asian="11pt" style:font-size-complex="11pt" fo:background-color="#FFFF00"/>
    </style:style>
    <style:style style:name="P2" style:parent-style-name="Standard" style:family="paragraph">
      <style:text-properties style:font-name="Arial" style:font-name-complex="Arial" fo:font-size="11pt" style:font-size-asian="11pt" style:font-size-complex="11pt" fo:background-color="#FFFF00"/>
    </style:style>
    <style:style style:name="T3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0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2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6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39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4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2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7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7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 fo:background-color="#FFFF00"/>
    </style:style>
    <style:style style:name="T77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78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7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8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8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0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96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8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9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0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15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1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17" style:parent-style-name="Fuentedepárrafopredeter." style:family="text">
      <style:text-properties style:font-name="Arial" style:font-name-asian="Arial" style:font-name-complex="Arial" fo:font-size="11pt" style:font-size-asian="11pt" style:font-size-complex="11pt"/>
    </style:style>
    <style:style style:name="T11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name="Arial" style:font-name-complex="Arial" fo:font-weight="bold" style:font-weight-asian="bold" fo:font-size="11pt" style:font-size-asian="11pt" style:font-size-complex="11pt"/>
    </style:style>
    <style:style style:name="P127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12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9" style:parent-style-name="Standard" style:family="paragraph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Actividad U9A2 (permisos)</text:p>
      <text:p text:style-name="P2"/>
      <text:p text:style-name="Standard"><text:span text:style-name="T3"><text:s text:c="4"/></text:span><text:span text:style-name="T4">Nombre: Emiliano Montesdeoca del Puerto <text:s text:c="103"/></text:span></text:p>
      <text:p text:style-name="P5"/>
      <text:p text:style-name="P6"/>
      <text:p text:style-name="P7">1.-<text:s/>Crear un subdirectorio en tu ruta de trabajo llamado imprimir cambiarle los permisos para que el propietario pueda hacer todo y resto de los usuarios sólo puedan dejar ficheros.</text:p>
      <text:p text:style-name="P8"/>
      <text:p text:style-name="P9">/home/alumno$ mkdir imprimir</text:p>
      <text:p text:style-name="P10">/home/alumno$ chmod 733 imprimir</text:p>
      <text:p text:style-name="P11"/>
      <text:p text:style-name="P12">2.- Crear un directorio llamado ejercicios en tu ruta de trabajo, y cambiarle los permisos para que el propietario y el grupo puedan hacer todo y los demás sólo ver los archivos que hay.</text:p>
      <text:p text:style-name="P13"/>
      <text:p text:style-name="P14">/home/alumno$ mkdir ejercicios</text:p>
      <text:p text:style-name="P15">/home/alumno$ chmod 775<text:s/>ejercicios</text:p>
      <text:p text:style-name="P16"/>
      <text:p text:style-name="P17">3.-Siendo root,<text:s/>si ejecutamos chmod 755 /bin . ¿ Qué permisos tendrá el subdirectorio bin?.</text:p>
      <text:p text:style-name="P18"/>
      <text:p text:style-name="Standard"><text:span text:style-name="T19">/root#<text:s/></text:span><text:span text:style-name="T20">drwxr-xr-x</text:span><text:span text:style-name="T21"><text:s text:c="3"/>2 root root <text:s/>4096 Apr 18 01:05 bin</text:span></text:p>
      <text:p text:style-name="P22"/>
      <text:p text:style-name="P23">4.- Crear un fichero f1 en ruta de trabajo, y que permita lectura ,escritura y ejecución para el propietario y lectura y ejecución para los demás usuarios.</text:p>
      <text:p text:style-name="P24"/>
      <text:p text:style-name="P25">/home/alumno$ touch f1</text:p>
      <text:p text:style-name="P26">/home/alumno$ chmod 755 f1</text:p>
      <text:p text:style-name="P27"/>
      <text:p text:style-name="P28">5.- Utiliza la forma simbólica para cambiar los permisos del fichero anterior. Quitar los permisos de lectura para grupo y otros.</text:p>
      <text:p text:style-name="P29"/>
      <text:p text:style-name="P30">/home/alumno$ chmod go-r</text:p>
      <text:p text:style-name="P31"/>
      <text:p text:style-name="P32">6.- Tu<text:s/>directorio de trabajo <text:s/>tiene los siguientes permisos dr-xr-x-wx .¿Otros usuarios( no los del grupo) pueden eliminar los ficheros que están en el directorio?. Explícalo.</text:p>
      <text:p text:style-name="P33"/>
      <text:p text:style-name="P34">Si porque tienen permisos de acceso a la carpeta y escritura.</text:p>
      <text:p text:style-name="P35"/>
      <text:p text:style-name="P36">7.- Crear la siguiente<text:s/>estructura en tu ruta de trabajo. Vamos a trabajar sólo con los permisos del propietario.</text:p>
      <text:p text:style-name="P37"/>
      <text:p text:style-name="P38">drwx <text:s text:c="5"/>dir1</text:p>
      <text:p text:style-name="Standard"><text:span text:style-name="T39"><text:s text:c="4"/></text:span><text:span text:style-name="T40">-r-- <text:s text:c="3"/>fic1</text:span><text:span text:style-name="T41"><text:tab/></text:span></text:p>
      <text:p text:style-name="P42"/>
      <text:p text:style-name="P43">/home/alumno$ mkdir dir1</text:p>
      <text:p text:style-name="P44">/home/alumno$ touch dir1/fic1</text:p>
      <text:p text:style-name="P45">/home/alumno$ chmod u-wx dir1/fic1</text:p>
      <text:p text:style-name="Standard"/>
      <text:p text:style-name="P46"/>
      <text:p text:style-name="P47">¿Se puede ver el <text:s/>contenido del <text:s/>fic1,<text:s/>por qué?</text:p>
      <text:p text:style-name="P48"/>
      <text:list text:style-name="LFO1" text:continue-numbering="true">
        <text:list-item>
          <text:p text:style-name="P49">La carpeta dir1 tiene permisos de escritura y acceso</text:p>
        </text:list-item>
        <text:list-item>
          <text:p text:style-name="P50">El fichero fic1 tiene permisos de lectura</text:p>
        </text:list-item>
      </text:list>
      <text:p text:style-name="P51"/>
      <text:p text:style-name="P52">¿Se puede borrar fic1, por qué? <text:s text:c="5"/></text:p>
      <text:p text:style-name="P53"/>
      <text:list text:style-name="LFO2" text:continue-numbering="true">
        <text:list-item>
          <text:p text:style-name="P54">La carpeta dir1 tiene permisos de escritura y acceso</text:p>
        </text:list-item>
        <text:list-item>
          <text:p text:style-name="P55">Fic1 tiene permisos para borrar</text:p>
        </text:list-item>
      </text:list>
      <text:p text:style-name="P56"/>
      <text:p text:style-name="P57">¿Se puede grabar en dir1<text:s/>un nuevo fichero, por qué?</text:p>
      <text:p text:style-name="P58"/>
      <text:list text:style-name="LFO3" text:continue-numbering="true">
        <text:list-item>
          <text:p text:style-name="P59">La carpeta dir1 tiene permisos de escritura y acceso</text:p>
        </text:list-item>
      </text:list>
      <text:p text:style-name="P60"><text:tab/></text:p>
      <text:p text:style-name="P61">¿Se puede modificar el contenido de fic1, por qué?</text:p>
      <text:p text:style-name="P62"/>
      <text:list text:style-name="LFO4" text:continue-numbering="true">
        <text:list-item>
          <text:p text:style-name="P63">No se puede porque el fic1 no tiene permisos de escritura</text:p>
        </text:list-item>
      </text:list>
      <text:p text:style-name="P64"/>
      <text:p text:style-name="P65">¿Se puede ver el contenido de dir1, por qué?</text:p>
      <text:p text:style-name="P66"/>
      <text:list text:style-name="LFO5" text:continue-numbering="true">
        <text:list-item>
          <text:p text:style-name="P67">Si porque el dir1 tiene permisos de acceso y lectura</text:p>
        </text:list-item>
      </text:list>
      <text:p text:style-name="P68"/>
      <text:p text:style-name="P69">8.-¿Qué permisos le dá el umask 444 <text:s/>y la 555 a los ficheros y a los directorios?.</text:p>
      <text:p text:style-name="P70"/>
      <text:p text:style-name="Standard"><text:span text:style-name="T71">umask 444 da permisos<text:s/></text:span><text:span text:style-name="T72">r- - r - - r - -</text:span><text:span text:style-name="T73"><text:s/>(Lectura para propietario, grupo y otros).</text:span></text:p>
      <text:p text:style-name="P74"><text:tab/></text:p>
      <text:p text:style-name="Standard"><text:span text:style-name="T75">umask 555 da permisos<text:s/></text:span><text:span text:style-name="T76">r-xr-xr-x</text:span><text:span text:style-name="T77"><text:s/>(Lectura y<text:s/></text:span><text:span text:style-name="T78">ejecución para propietario, grupo y otros).</text:span></text:p>
      <text:p text:style-name="P79"><text:tab/></text:p>
      <text:p text:style-name="P80">9.-Crear un fichero fic2 en tu ruta de trabajo, cambiale los permisos <text:s/>para que el propietario tenga todos los permisos (el fichero no es ejecutable), para los demás usuarios ningún permiso.</text:p>
      <text:p text:style-name="P81"/>
      <text:p text:style-name="P82">/home/alumno$ touch fic2</text:p>
      <text:p text:style-name="P83">/home/alumno$ chmod 600 fic2</text:p>
      <text:p text:style-name="P84"/>
      <text:p text:style-name="P85">10.-¿ El propietario <text:s/>puede borrar las siguientes estructuras .Por qué?.</text:p>
      <text:p text:style-name="P86"/>
      <text:p text:style-name="P87">a) drwx <text:s text:c="7"/>primero</text:p>
      <text:p text:style-name="Standard"><text:span text:style-name="T88"><text:s text:c="8"/></text:span><text:span text:style-name="T89">dr-x <text:s text:c="5"/>segundo</text:span></text:p>
      <text:p text:style-name="Standard"><text:span text:style-name="T90"><text:s text:c="13"/></text:span><text:span text:style-name="T91">-r-x <text:s text:c="2"/>tercero</text:span></text:p>
      <text:p text:style-name="P92"/>
      <text:list text:style-name="LFO6" text:continue-numbering="true">
        <text:list-item>
          <text:p text:style-name="P93">No, porque segundo no tiene permisos de escritura (no puedes borrar<text:s/>tercero).</text:p>
        </text:list-item>
      </text:list>
      <text:p text:style-name="P94"/>
      <text:p text:style-name="P95">b) dr-x <text:s text:c="10"/>primero</text:p>
      <text:p text:style-name="Standard"><text:span text:style-name="T96"><text:s text:c="9"/></text:span><text:span text:style-name="T97">drwx <text:s text:c="5"/>segundo</text:span></text:p>
      <text:p text:style-name="Standard"><text:span text:style-name="T98"><text:s text:c="15"/></text:span><text:span text:style-name="T99">-r-x <text:s text:c="2"/>tercero</text:span></text:p>
      <text:p text:style-name="Standard"/>
      <text:p text:style-name="P100">2- No, primero no tiene permisos de escritura.</text:p>
      <text:p text:style-name="P101"/>
      <text:p text:style-name="P102"/>
      <text:p text:style-name="P103">11.-¿Qué máscara ( umask ) tendrías que poner <text:s/>para que al crear los directorios tengan dr-xr-xr-x y los ficheros –r—r—r--?. ¿Por qué?</text:p>
      <text:p text:style-name="P104"/>
      <text:p text:style-name="P105">Umask 222, en directorios porque es el contrario a 555(usuarios, grupos y otros sin escritura) y los ficheros sin escritura y por defecto no tienen ejecución.<text:s/></text:p>
      <text:p text:style-name="P106"/>
      <text:p text:style-name="P107">12.- <text:s/>Crear la siguiente estructura en tu ruta de trabajo. Realizar las acciones de :</text:p>
      <text:p text:style-name="P108"/>
      <text:list text:style-name="LFO7" text:continue-numbering="true">
        <text:list-item>
          <text:p text:style-name="P109">Mover el fic1 al directorio dir2. ¿Se puede y por qué?</text:p>
        </text:list-item>
      </text:list>
      <text:p text:style-name="P110"/>
      <text:p text:style-name="P111">No porque no tiene permisos de escritura el directorio 1.</text:p>
      <text:p text:style-name="P112"/>
      <text:p text:style-name="P113"/>
      <text:p text:style-name="P114"><text:s text:c="2"/>dr-x <text:s/>dir1 <text:s text:c="48"/></text:p>
      <text:p text:style-name="Standard"><text:span text:style-name="T115"><text:s text:c="8"/></text:span><text:span text:style-name="T116">-rw- fic1 <text:s text:c="43"/></text:span></text:p>
      <text:p text:style-name="Standard"><text:span text:style-name="T117"><text:s text:c="8"/></text:span><text:span text:style-name="T118">-r-- <text:s text:c="2"/>fic2</text:span></text:p>
      <text:p text:style-name="P119"/>
      <text:p text:style-name="P120"><text:s/>drwx <text:s/>dir2</text:p>
      <text:p text:style-name="P121"><text:s text:c="7"/>dr-x <text:s text:c="2"/>dir3</text:p>
      <text:p text:style-name="P122"/>
      <text:p text:style-name="P123"/>
      <text:p text:style-name="P124">b)Mover el fic1 al directorio dir3. ¿Se puede y por qué?</text:p>
      <text:p text:style-name="P125"/>
      <text:p text:style-name="P126">No porque no tiene permisos de escritura el directorio 1 y el directorio 3 no tiene permisos de escritura.</text:p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02-28T20:46:00Z</meta:creation-date>
    <dc:date>2017-04-25T08:42:00Z</dc:date>
    <meta:template xlink:href="Normal.dotm" xlink:type="simple"/>
    <meta:editing-cycles>9</meta:editing-cycles>
    <meta:editing-duration>PT6180S</meta:editing-duration>
    <meta:document-statistic meta:page-count="1" meta:paragraph-count="7" meta:word-count="611" meta:character-count="3968" meta:row-count="28" meta:non-whitespace-character-count="3364"/>
  </office:meta>
</office:document-meta>
</file>